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Unifont" svg:font-family="Unifont" style:font-family-generic="system" style:font-pitch="variable"/>
  </office:font-face-decls>
  <office:automatic-styles>
    <style:style style:name="P1" style:family="paragraph" style:parent-style-name="Text_20_body">
      <style:paragraph-properties fo:line-height="150%" fo:text-align="start" style:justify-single-word="false"/>
      <style:text-properties style:font-name="Times New Roman1" officeooo:paragraph-rsid="0007e89b"/>
    </style:style>
    <style:style style:name="P2" style:family="paragraph" style:parent-style-name="Footnote">
      <style:text-properties style:font-name="Times New Roman1" fo:font-size="10pt" style:font-size-asian="8.75pt" style:font-size-complex="10pt"/>
    </style:style>
    <style:style style:name="P3" style:family="paragraph" style:parent-style-name="Text_20_body">
      <style:paragraph-properties fo:line-height="150%" fo:text-align="end" style:justify-single-word="false"/>
      <style:text-properties style:font-name="Times New Roman1" fo:font-size="12pt" officeooo:rsid="00040552" officeooo:paragraph-rsid="0007e89b" style:font-size-asian="10.5pt" style:font-size-complex="12pt"/>
    </style:style>
    <style:style style:name="P4" style:family="paragraph" style:parent-style-name="Text_20_body">
      <style:paragraph-properties fo:line-height="150%"/>
      <style:text-properties style:font-name="Times New Roman1" fo:font-size="12pt" officeooo:rsid="00041689" officeooo:paragraph-rsid="00041689" style:font-size-asian="10.5pt" style:font-size-complex="12pt"/>
    </style:style>
    <style:style style:name="P5" style:family="paragraph" style:parent-style-name="Title">
      <style:paragraph-properties fo:line-height="150%"/>
      <style:text-properties style:font-name="Times New Roman1" fo:font-size="12pt" officeooo:rsid="00041689" officeooo:paragraph-rsid="00041689" style:font-size-asian="10.5pt" style:font-size-complex="12pt"/>
    </style:style>
    <style:style style:name="P6" style:family="paragraph" style:parent-style-name="Text_20_body">
      <style:paragraph-properties fo:line-height="150%" fo:text-align="center" style:justify-single-word="false"/>
      <style:text-properties style:font-name="Times New Roman1" fo:font-size="12pt" officeooo:rsid="00041689" officeooo:paragraph-rsid="00041689" style:font-size-asian="10.5pt" style:font-size-complex="12pt"/>
    </style:style>
    <style:style style:name="P7" style:family="paragraph" style:parent-style-name="Text_20_body">
      <style:paragraph-properties fo:line-height="150%" fo:text-align="start" style:justify-single-word="false"/>
      <style:text-properties style:font-name="Times New Roman1" fo:font-weight="normal" officeooo:rsid="0007e89b" officeooo:paragraph-rsid="0007e89b" style:font-weight-asian="normal" style:font-weight-complex="normal"/>
    </style:style>
    <style:style style:name="P8" style:family="paragraph" style:parent-style-name="Contents_20_1">
      <style:paragraph-properties>
        <style:tab-stops>
          <style:tab-stop style:position="5.7681in" style:type="right" style:leader-style="dotted" style:leader-text="."/>
        </style:tab-stops>
      </style:paragraph-properties>
    </style:style>
    <style:style style:name="P9" style:family="paragraph" style:parent-style-name="Contents_20_3">
      <style:paragraph-properties>
        <style:tab-stops>
          <style:tab-stop style:position="5.3744in" style:type="right" style:leader-style="dotted" style:leader-text="."/>
        </style:tab-stops>
      </style:paragraph-properties>
    </style:style>
    <style:style style:name="P10" style:family="paragraph" style:parent-style-name="Footnote">
      <style:text-properties style:font-name="Times New Roman" fo:font-size="11pt" style:font-size-asian="11pt" style:font-size-complex="11pt"/>
    </style:style>
    <style:style style:name="P11" style:family="paragraph" style:parent-style-name="Footnote">
      <style:text-properties style:font-name="Times New Roman" fo:font-size="11pt" officeooo:paragraph-rsid="0009b17a" style:font-size-asian="11pt" style:font-size-complex="11pt"/>
    </style:style>
    <style:style style:name="P12" style:family="paragraph" style:parent-style-name="Footnote">
      <style:text-properties officeooo:paragraph-rsid="000b25ec"/>
    </style:style>
    <style:style style:name="P13" style:family="paragraph" style:parent-style-name="Heading_20_1">
      <style:paragraph-properties fo:line-height="150%" fo:text-align="center" style:justify-single-word="false"/>
      <style:text-properties style:font-name="Times New Roman1" fo:font-size="12pt" officeooo:paragraph-rsid="00041689" style:font-size-asian="12pt" style:font-size-complex="12pt"/>
    </style:style>
    <style:style style:name="P14" style:family="paragraph" style:parent-style-name="Heading_20_1">
      <style:paragraph-properties fo:line-height="150%" fo:text-align="center" style:justify-single-word="false" fo:break-before="page"/>
      <style:text-properties style:font-name="Times New Roman1" fo:font-size="12pt" officeooo:paragraph-rsid="00041689" style:font-size-asian="12pt" style:font-size-complex="12pt"/>
    </style:style>
    <style:style style:name="P15" style:family="paragraph" style:parent-style-name="Heading_20_1">
      <style:paragraph-properties fo:line-height="150%" fo:text-align="center" style:justify-single-word="false"/>
      <style:text-properties style:font-name="Times New Roman1"/>
    </style:style>
    <style:style style:name="P16" style:family="paragraph" style:parent-style-name="Heading_20_3">
      <style:paragraph-properties fo:line-height="150%" fo:text-align="start" style:justify-single-word="false"/>
      <style:text-properties style:font-name="Times New Roman1" fo:font-size="12pt" officeooo:rsid="00041689" officeooo:paragraph-rsid="000b25ec" style:font-size-asian="10.5pt" style:font-size-complex="12pt"/>
    </style:style>
    <style:style style:name="P17" style:family="paragraph" style:parent-style-name="Text_20_body">
      <style:paragraph-properties fo:line-height="150%" fo:text-align="start" style:justify-single-word="false"/>
      <style:text-properties officeooo:paragraph-rsid="00116456"/>
    </style:style>
    <style:style style:name="P18" style:family="paragraph" style:parent-style-name="Text_20_body">
      <style:paragraph-properties fo:line-height="150%" fo:text-align="start" style:justify-single-word="false"/>
      <style:text-properties officeooo:paragraph-rsid="0011fc20"/>
    </style:style>
    <style:style style:name="P19" style:family="paragraph" style:parent-style-name="Text_20_body">
      <style:paragraph-properties fo:line-height="150%" fo:text-align="start" style:justify-single-word="false"/>
      <style:text-properties officeooo:paragraph-rsid="0016764e"/>
    </style:style>
    <style:style style:name="P20" style:family="paragraph" style:parent-style-name="Text_20_body">
      <style:paragraph-properties fo:line-height="150%"/>
      <style:text-properties officeooo:paragraph-rsid="000b25ec"/>
    </style:style>
    <style:style style:name="P21" style:family="paragraph" style:parent-style-name="Text_20_body">
      <style:paragraph-properties fo:line-height="150%" fo:text-align="center" style:justify-single-word="false"/>
      <style:text-properties style:font-name="Times New Roman1" fo:font-size="12pt" officeooo:rsid="00041689" officeooo:paragraph-rsid="00041689" style:font-size-asian="10.5pt" style:font-size-complex="12pt"/>
    </style:style>
    <style:style style:name="P22" style:family="paragraph" style:parent-style-name="Text_20_body">
      <style:paragraph-properties fo:line-height="150%" fo:text-align="center" style:justify-single-word="false"/>
      <style:text-properties style:font-name="Times New Roman1" fo:font-size="12pt" officeooo:rsid="0009b17a" officeooo:paragraph-rsid="0009b17a" style:font-size-asian="10.5pt" style:font-size-complex="12pt"/>
    </style:style>
    <style:style style:name="P23" style:family="paragraph" style:parent-style-name="Text_20_body">
      <style:paragraph-properties fo:line-height="150%" fo:text-align="start" style:justify-single-word="false"/>
      <style:text-properties style:font-name="Times New Roman1" officeooo:paragraph-rsid="00041689"/>
    </style:style>
    <style:style style:name="P24" style:family="paragraph" style:parent-style-name="Text_20_body">
      <style:paragraph-properties fo:line-height="150%" fo:text-align="start" style:justify-single-word="false"/>
      <style:text-properties style:font-name="Times New Roman1" officeooo:paragraph-rsid="0009b17a"/>
    </style:style>
    <style:style style:name="P25" style:family="paragraph" style:parent-style-name="Text_20_body">
      <style:paragraph-properties fo:line-height="150%" fo:text-align="start" style:justify-single-word="false"/>
      <style:text-properties style:font-name="Times New Roman1" officeooo:paragraph-rsid="0016764e"/>
    </style:style>
    <style:style style:name="P26" style:family="paragraph" style:parent-style-name="Text_20_body" style:list-style-name="L7"/>
    <style:style style:name="P27" style:family="paragraph" style:parent-style-name="Text_20_body" style:list-style-name="L7">
      <style:paragraph-properties fo:margin-top="0in" fo:margin-bottom="0in" style:contextual-spacing="false"/>
    </style:style>
    <style:style style:name="P28" style:family="paragraph" style:parent-style-name="Title">
      <style:paragraph-properties fo:line-height="150%"/>
      <style:text-properties style:font-name="Times New Roman1" fo:font-size="12pt" officeooo:rsid="00041689" officeooo:paragraph-rsid="00041689" style:font-size-asian="10.5pt" style:font-size-complex="12pt"/>
    </style:style>
    <style:style style:name="T1" style:family="text">
      <style:text-properties officeooo:rsid="00041689"/>
    </style:style>
    <style:style style:name="T2" style:family="text">
      <style:text-properties style:font-name="Times New Roman1"/>
    </style:style>
    <style:style style:name="T3" style:family="text">
      <style:text-properties style:font-name="Times New Roman1" fo:font-size="12pt" officeooo:rsid="0016764e" style:font-size-asian="12pt" style:font-size-complex="12pt"/>
    </style:style>
    <style:style style:name="T4" style:family="text">
      <style:text-properties style:font-name="Times New Roman1" fo:font-size="12pt" officeooo:rsid="00041689" style:font-size-asian="10.5pt" style:font-size-complex="12pt"/>
    </style:style>
    <style:style style:name="T5" style:family="text">
      <style:text-properties style:font-name="Times New Roman1" fo:font-size="12pt" officeooo:rsid="0011fc20" style:font-size-asian="10.5pt" style:font-size-complex="12pt"/>
    </style:style>
    <style:style style:name="T6" style:family="text">
      <style:text-properties style:font-name="Times New Roman1" fo:font-size="12pt" officeooo:rsid="00138f99" style:font-size-asian="10.5pt" style:font-size-complex="12pt"/>
    </style:style>
    <style:style style:name="T7" style:family="text">
      <style:text-properties style:font-name="Times New Roman1" fo:font-size="12pt" fo:font-style="normal" style:text-underline-style="none" officeooo:rsid="0015393d" style:font-size-asian="12pt" style:font-style-asian="normal" style:font-size-complex="12pt" style:font-style-complex="normal"/>
    </style:style>
    <style:style style:name="T8" style:family="text">
      <style:text-properties style:font-name="Times New Roman1" fo:font-size="12pt" fo:font-style="normal" style:text-underline-style="none" fo:font-weight="normal" officeooo:rsid="0015393d" style:font-size-asian="12pt" style:font-style-asian="normal" style:font-weight-asian="normal" style:font-size-complex="12pt" style:font-style-complex="normal" style:font-weight-complex="normal"/>
    </style:style>
    <style:style style:name="T9" style:family="text">
      <style:text-properties style:font-name="Times New Roman1" fo:font-size="11pt" style:font-size-asian="11pt" style:font-size-complex="11pt"/>
    </style:style>
    <style:style style:name="T10" style:family="text">
      <style:text-properties style:font-name="Times New Roman1" fo:font-size="11pt" officeooo:rsid="0007e89b" style:font-size-asian="11pt" style:font-size-complex="11pt"/>
    </style:style>
    <style:style style:name="T11" style:family="text">
      <style:text-properties style:font-name="Times New Roman1" fo:font-size="11pt" officeooo:rsid="0009b17a" style:font-size-asian="11pt" style:font-size-complex="11pt"/>
    </style:style>
    <style:style style:name="T12" style:family="text">
      <style:text-properties style:font-name="Times New Roman1" fo:font-size="11pt" officeooo:rsid="000b25ec" style:font-size-asian="11pt" style:font-size-complex="11pt"/>
    </style:style>
    <style:style style:name="T13" style:family="text">
      <style:text-properties style:font-name="Times New Roman1" officeooo:rsid="000b25ec"/>
    </style:style>
    <style:style style:name="T14" style:family="text">
      <style:text-properties fo:font-size="12pt" style:font-size-asian="12pt" style:font-size-complex="12pt"/>
    </style:style>
    <style:style style:name="T15" style:family="text">
      <style:text-properties fo:font-size="12pt" officeooo:rsid="0007e89b" style:font-size-asian="12pt" style:font-size-complex="12pt"/>
    </style:style>
    <style:style style:name="T16" style:family="text">
      <style:text-properties fo:font-size="12pt" officeooo:rsid="000b25ec" style:font-size-asian="12pt" style:font-size-complex="12pt"/>
    </style:style>
    <style:style style:name="T17" style:family="text">
      <style:text-properties fo:font-size="12pt" officeooo:rsid="0011d130" style:font-size-asian="12pt" style:font-size-complex="12pt"/>
    </style:style>
    <style:style style:name="T18" style:family="text">
      <style:text-properties fo:font-size="12pt" officeooo:rsid="0016764e" style:font-size-asian="12pt" style:font-size-complex="12pt"/>
    </style:style>
    <style:style style:name="T19" style:family="text">
      <style:text-properties fo:font-size="12pt" style:font-size-asian="10.5pt" style:font-size-complex="12pt"/>
    </style:style>
    <style:style style:name="T20" style:family="text">
      <style:text-properties fo:font-size="12pt" officeooo:rsid="00041689" style:font-size-asian="10.5pt" style:font-size-complex="12pt"/>
    </style:style>
    <style:style style:name="T21" style:family="text">
      <style:text-properties fo:font-size="12pt" officeooo:rsid="000b25ec" style:font-size-asian="10.5pt" style:font-size-complex="12pt"/>
    </style:style>
    <style:style style:name="T22" style:family="text">
      <style:text-properties officeooo:rsid="0007e89b"/>
    </style:style>
    <style:style style:name="T23" style:family="text">
      <style:text-properties fo:font-size="11pt" style:font-size-asian="11pt" style:font-size-complex="11pt"/>
    </style:style>
    <style:style style:name="T24" style:family="text">
      <style:text-properties fo:font-size="11pt" officeooo:rsid="0007e89b" style:font-size-asian="11pt" style:font-size-complex="11pt"/>
    </style:style>
    <style:style style:name="T25" style:family="text">
      <style:text-properties officeooo:rsid="0009b17a"/>
    </style:style>
    <style:style style:name="T26" style:family="text">
      <style:text-properties officeooo:rsid="000b25ec"/>
    </style:style>
    <style:style style:name="T27" style:family="text">
      <style:text-properties fo:font-weight="normal" style:font-weight-asian="normal" style:font-weight-complex="normal"/>
    </style:style>
    <style:style style:name="T28" style:family="text">
      <style:text-properties fo:font-weight="normal" officeooo:rsid="00138f99" style:font-weight-asian="normal" style:font-weight-complex="normal"/>
    </style:style>
    <style:style style:name="T29" style:family="text">
      <style:text-properties fo:font-weight="normal" officeooo:rsid="0015393d" style:font-weight-asian="normal" style:font-weight-complex="normal"/>
    </style:style>
    <style:style style:name="T30" style:family="text">
      <style:text-properties officeooo:rsid="0011fc20"/>
    </style:style>
    <style:style style:name="T31" style:family="text">
      <style:text-properties officeooo:rsid="00138f99"/>
    </style:style>
    <style:style style:name="T32" style:family="text">
      <style:text-properties officeooo:rsid="0015393d"/>
    </style:style>
    <style:style style:name="T33" style:family="text">
      <style:text-properties officeooo:rsid="0016764e"/>
    </style:style>
    <style:style style:name="T34" style:family="text">
      <style:text-properties style:text-underline-style="solid" style:text-underline-type="double" style:text-underline-width="auto" style:text-und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Ānāpānasati: Vipassanā Magg<text:span text:style-name="T25">a</text:span>”</text:p>
      <text:p text:style-name="P4"/>
      <text:p text:style-name="P6">by</text:p>
      <text:p text:style-name="P6">Mr. Joshua Adam Santos</text:p>
      <text:p text:style-name="P6">ID: 6701606027</text:p>
      <text:p text:style-name="P6">Cert. in Master of Mindfulness (2024-2025)</text:p>
      <text:p text:style-name="P6"/>
      <text:p text:style-name="P6">Lecturer: <text:span text:style-name="T25">Dr. Maechee Benjawan Wongshookeaw</text:span></text:p>
      <text:p text:style-name="P6"/>
      <text:p text:style-name="P6">A reporting requirement of the Subject</text:p>
      <text:p text:style-name="P6">602 10<text:span text:style-name="T25">3</text:span> Anāpānasati Bhāvanā</text:p>
      <text:p text:style-name="P22"/>
      <text:p text:style-name="P6">International Buddhist Studies College (IBSC)</text:p>
      <text:p text:style-name="P6">Mahachulalongkornrajavidyalaya University</text:p>
      <text:p text:style-name="P6"/>
      <text:p text:style-name="P6">Ayutthaya, Thailand</text:p>
      <text:p text:style-name="P6"><text:span text:style-name="T25">04</text:span>.<text:span text:style-name="T25">10</text:span>.2024</text:p>
      <text:p text:style-name="P5"/>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8"><text:a xlink:type="simple" xlink:href="#__RefHeading___Toc326_3615669226" text:style-name="Index_20_Link" text:visited-style-name="Index_20_Link">Introduction<text:tab/>2</text:a></text:p>
          <text:p text:style-name="P8"><text:a xlink:type="simple" xlink:href="#__RefHeading___Toc467_3615669226" text:style-name="Index_20_Link" text:visited-style-name="Index_20_Link">Background - Buddhist Philosophy and Meditation Practices<text:tab/>3</text:a></text:p>
          <text:p text:style-name="P9"><text:a xlink:type="simple" xlink:href="#__RefHeading___Toc475_3615669226" text:style-name="Index_20_Link" text:visited-style-name="Index_20_Link">1. Anāpānasati Bhāvanā<text:tab/>3</text:a></text:p>
          <text:p text:style-name="P9"><text:a xlink:type="simple" xlink:href="#__RefHeading___Toc475_3615669226%20Copy%201" text:style-name="Index_20_Link" text:visited-style-name="Index_20_Link">2. Tetrad 4<text:tab/>3</text:a></text:p>
          <text:p text:style-name="P9"><text:a xlink:type="simple" xlink:href="#__RefHeading___Toc475_3615669226%20Copy%201%20Copy%201" text:style-name="Index_20_Link" text:visited-style-name="Index_20_Link">3. Meditation as a Way of Life<text:tab/>4</text:a></text:p>
          <text:p text:style-name="P8"><text:a xlink:type="simple" xlink:href="#__RefHeading___Toc5615_3615669226" text:style-name="Index_20_Link" text:visited-style-name="Index_20_Link">Personal Experience<text:tab/>4</text:a></text:p>
        </text:index-body>
      </text:table-of-content>
      <text:h text:style-name="P13" text:outline-level="1" text:is-list-header="true"/>
      <text:h text:style-name="P14" text:outline-level="1"><text:bookmark-start text:name="__RefHeading___Toc326_3615669226"/><text:span text:style-name="T1">Introduction</text:span><text:bookmark-end text:name="__RefHeading___Toc326_3615669226"/></text:h>
      <text:p text:style-name="P3">Mr. Joshua Adam Santos</text:p>
      <text:p text:style-name="P3"><text:span text:style-name="T1">Learner</text:span> of IBSC.</text:p>
      <text:p text:style-name="P24">In the realm of Buddhist meditation, <text:span text:style-name="T20">Anāpānasati Bhāvanā</text:span><text:span text:style-name="T20"><text:note text:id="ftn1" text:note-class="footnote"><text:note-citation>1</text:note-citation><text:note-body><text:p text:style-name="P11">Anāpānasati Bhāvanā. (n.d.). In The Mindfulness of Breathing (Satipaṭṭhāna Sutta). Retrieved <text:span text:style-name="T25">October 04, 2024</text:span> from https://suttacentral.net/mn118/en/sujato</text:p></text:note-body></text:note></text:span> stands as a cornerstone for cultivating insight (vipassanā). This mindfulness technique, focused on observing the breath without judgment, serves as a gateway to a deeper understanding of the nature of reality. It's a journey that transcends mere intellectual understanding, leading to a transformation of consciousness.</text:p>
      <text:p text:style-name="P23">As <text:span text:style-name="T25">we</text:span> delved into the practice of Ānāpānasati, <text:span text:style-name="T25">we learned</text:span> that it aligns closely with the four foundations of mindfulness outlined in the Mahāsatipaṭṭhānasutta<text:note text:id="ftn0" text:note-class="footnote"><text:note-citation>2</text:note-citation><text:note-body><text:p text:style-name="P10">Mahāsatipaṭṭhānasutta. (n.d.). In The Middle Length Discourses (Majjhima Nikāya). Retrieved <text:span text:style-name="T25">October 04, 2024</text:span> from https://suttacentral.net/mn10/en/sujato</text:p></text:note-body></text:note>. These foundations – body, feelings, mind, and mind objects – provide a comprehensive framework for cultivating mindfulness in all aspects of life.</text:p>
      <text:p text:style-name="P23">Through the lens of Ānāpānasati, I've come to appreciate the transformative power of mindfulness in navigating the complexities of human experience. By observing the breath without judgment, we can develop a heightened awareness of our thoughts, emotions, and sensations. This awareness, in turn, leads to a deeper understanding of the impermanent and unsatisfactory nature of existence.</text:p>
      <text:p text:style-name="P23">In this report, I will explore the practice of Ānāpānasati in detail, discussing its connection to the four foundations of mindfulness and its potential benefits for cultivating insight. I will also share personal reflections on how this practice has influenced my own journey toward a more mindful and fulfilling life.</text:p>
      <text:p text:style-name="P1">To enhance the clarity and structure of this report, I utilized <text:span text:style-name="T22">an AI tool (LLM) Google Gemini</text:span>.<text:span text:style-name="T22"><text:note text:id="ftn4" text:note-class="footnote"><text:note-citation>3</text:note-citation><text:note-body><text:p text:style-name="P2"><text:span text:style-name="T24">Google Gemini</text:span><text:span text:style-name="T23">. </text:span><text:span text:style-name="T24">Accessed August 28, 2024 from </text:span><text:a xlink:type="simple" xlink:href="https://gemini.google.com/" text:style-name="Internet_20_link" text:visited-style-name="Visited_20_Internet_20_Link"><text:span text:style-name="T24">https://gemini.google.com</text:span></text:a></text:p></text:note-body></text:note></text:span> <text:span text:style-name="T22">This</text:span> tool helped me organize my thoughts, improve sentence flow, and strengthen the overall coherence of the content.</text:p>
      <text:h text:style-name="P15" text:outline-level="1" text:is-list-header="true"><text:bookmark-start text:name="__RefHeading___Toc467_3615669226"/><text:soft-page-break/><text:span text:style-name="T16">Background - </text:span><text:span text:style-name="T14">Buddhist Philosophy and Meditation Practices</text:span><text:bookmark-end text:name="__RefHeading___Toc467_3615669226"/></text:h>
      <text:p text:style-name="P7"><text:span text:style-name="T19">The description</text:span><text:span text:style-name="T21">s</text:span><text:span text:style-name="T19"> provided in this document </text:span><text:span text:style-name="T21">are</text:span><text:span text:style-name="T19"> a summary based on the lecture presentation</text:span><text:span text:style-name="T21">s</text:span><text:span text:style-name="T19"><text:note text:id="ftn5" text:note-class="footnote"><text:note-citation>4</text:note-citation><text:note-body><text:p text:style-name="P12"><text:span text:style-name="T11">Dr. Maechee Benjawan Wongshookeaw</text:span><text:span text:style-name="T9">. (202</text:span><text:span text:style-name="T10">4</text:span><text:span text:style-name="T9">). </text:span><text:span text:style-name="Emphasis"><text:span text:style-name="T10">Anāpānasati Bhāvanā</text:span></text:span><text:span text:style-name="T9">. Lecture</text:span><text:span text:style-name="T12">s</text:span><text:span text:style-name="T9"> presented at the International </text:span><text:span text:style-name="T10">Buddhist Studies College, Thailand</text:span><text:span text:style-name="T9">.</text:span></text:p></text:note-body></text:note></text:span><text:span text:style-name="T19">. Please refer to the original lecture materials and/or additional resources for a more comprehensive understanding of these concepts.</text:span></text:p>
      <text:h text:style-name="P16" text:outline-level="3"><text:bookmark-start text:name="__RefHeading___Toc475_3615669226"/>1. Anāpānasati Bhāvanā<text:bookmark-end text:name="__RefHeading___Toc475_3615669226"/></text:h>
      <text:p text:style-name="P20"><text:span text:style-name="T2">Anāpānasati Bhāvanā is a mindfulness meditation technique that involves focusing on one's breath without judgment. This practice is rooted in the Buddhist tradition and is considered a foundational practice for cultivating a peaceful and harmonious mind. By paying attention to the sensation of the breath as it enters and leaves the nostrils or by observing the rising and falling of the abdomen, practitioners can develop insight into the nature of reality and the impermanent nature of mental and physical phenomena. This insight leads to a reduction of suffering and the cultivation of wisdom, which are core goals of both Anāpānasati Bhāvanā and the </text:span><text:span text:style-name="T13">V</text:span><text:span text:style-name="T2">ipassanā approach.</text:span></text:p>
      <text:h text:style-name="P16" text:outline-level="3"><text:bookmark-start text:name="__RefHeading___Toc475_3615669226 Copy 1"/><text:span text:style-name="T26">2</text:span>. <text:span text:style-name="T26">Tetrad 4</text:span><text:bookmark-end text:name="__RefHeading___Toc475_3615669226 Copy 1"/></text:h>
      <text:p text:style-name="P18"><text:span text:style-name="T5">As with all tetrads of Anāpānasati Bhāvanā, there are 4 aspects</text:span><text:span text:style-name="T6">. </text:span><text:span text:style-name="T7">Note that the tetrads take general concepts and apply to the group for which they refer (in this case, </text:span><text:span text:style-name="T8">dhammanupassana</text:span><text:span text:style-name="T7">).</text:span></text:p>
      <text:p text:style-name="P18"><text:span text:style-name="T4">Here's how these aspects connect to the conceptual understanding of the mind:</text:span></text:p>
      <text:list text:style-name="L7">
        <text:list-item>
          <text:p text:style-name="P27"><text:span text:style-name="Strong_20_Emphasis">Aniccānupassī (Contemplation of Impermanence):</text:span> <text:span text:style-name="T32">J</text:span>ust as the breath constantly arises and falls away – <text:span text:style-name="T32">this aspect applies the concept to recognize </text:span>thoughts, feelings, perceptions, <text:span text:style-name="T31">among other (all?) </text:span><text:span text:style-name="T32">mind objects</text:span> <text:span text:style-name="T30">do the same</text:span>. Recognizing this impermanence helps detach from clinging to mental objects and fosters a sense of equanimity.</text:p>
        </text:list-item>
        <text:list-item>
          <text:p text:style-name="P27"><text:span text:style-name="Strong_20_Emphasis">Virāganupassi (Contemplation of Dispassion):</text:span><text:span text:style-name="Strong_20_Emphasis"><text:span text:style-name="T27"> </text:span></text:span><text:span text:style-name="Strong_20_Emphasis"><text:span text:style-name="T28">This </text:span></text:span><text:span text:style-name="Strong_20_Emphasis"><text:span text:style-name="T29">concept </text:span></text:span><text:span text:style-name="Strong_20_Emphasis"><text:span text:style-name="T28">involves the contemplation of the concept of</text:span></text:span><text:span text:style-name="T27"> </text:span>dispassion – <text:span text:style-name="T32">in the context of this aspect,</text:span> <text:span text:style-name="T32">for the mind objects</text:span>. This dispassion doesn't imply apathy, but rather a sense of non-attachment and a recognition that happiness cannot be found through clinging to impermanent mental states. </text:p>
        </text:list-item>
        <text:list-item>
          <text:p text:style-name="P27"><text:soft-page-break/><text:span text:style-name="Strong_20_Emphasis">Nirodhānupassī (Contemplation of Cessation):</text:span> <text:span text:style-name="T31">This</text:span> directly refers to the practice of observing and understanding the cessation or ending.</text:p>
        </text:list-item>
        <text:list-item>
          <text:p text:style-name="P26"><text:span text:style-name="Strong_20_Emphasis">Paṭinissaggānupassī (Contemplation of Letting Go):</text:span> <text:span text:style-name="T32">This refers to contemplation of the concept of letting go</text:span>. This letting go isn't about suppressing thoughts or emotions, but about releasing the hold they have on the mind and allowing them to arise and pass away freely.</text:p>
        </text:list-item>
      </text:list>
      <text:p text:style-name="P17"><text:span text:style-name="T4"/></text:p>
      <text:h text:style-name="P16" text:outline-level="3"><text:bookmark-start text:name="__RefHeading___Toc475_3615669226 Copy 1 Copy 1"/><text:span text:style-name="T26">3</text:span>. Meditation as a Way of Life<text:bookmark-end text:name="__RefHeading___Toc475_3615669226 Copy 1 Copy 1"/></text:h>
      <text:p text:style-name="P19"><text:span text:style-name="T4">The saying "Meditation is Life" </text:span><text:span text:style-name="T3">is a metaphor which equates the act of meditation with life itself. It </text:span><text:span text:style-name="T4">reflects the core Buddhist belief that meditation is not merely a practice but a way of life. It is rooted in the understanding that the mind is the source of suffering and that through meditation, one can cultivate a peaceful and harmonious mind.</text:span></text:p>
      <text:h text:style-name="P15" text:outline-level="1"><text:bookmark-start text:name="__RefHeading___Toc5615_3615669226"/><text:span text:style-name="T14">Personal Experience</text:span><text:bookmark-end text:name="__RefHeading___Toc5615_3615669226"/></text:h>
      <text:p text:style-name="P25"><text:span text:style-name="T15">B</text:span><text:span text:style-name="T17">ased on my personal experience, I would </text:span><text:span text:style-name="T18">agree with the statement, “Meditation is Life”. In my life, I have found that if I practice meditation in all things, I am able to connect more with them and focus on the direct experience effortlessly, like a sense of flow state. For me, it has allowed me to tranquilize the body, feelings, mind, and mind objects to focus on whichever task is at hand. My experience leads me to the personal conclusion that the techniques practiced in meditation methods such as described by Anāpānasati Bhāvanā are tools which can be used not only in sitting/walking/standing meditation, but in all aspects of lif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178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5in" fo:margin-bottom="1in" fo:margin-left="1.5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08:35:19.692649971</meta:creation-date>
    <dc:date>2024-10-04T08:45:05.634112192</dc:date>
    <meta:editing-duration>PT13H56M22S</meta:editing-duration>
    <meta:editing-cycles>9</meta:editing-cycles>
    <meta:generator>LibreOffice/24.2.5.2$Linux_X86_64 LibreOffice_project/420$Build-2</meta:generator>
    <meta:document-statistic meta:table-count="0" meta:image-count="0" meta:object-count="0" meta:page-count="5" meta:paragraph-count="46" meta:word-count="908" meta:character-count="6068" meta:non-whitespace-character-count="5205"/>
  </office:meta>
</office:document-meta>
</file>